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73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878in"/>
    </style:style>
    <style:style style:name="co4" style:family="table-column">
      <style:table-column-properties fo:break-before="auto" style:column-width="2.0917in"/>
    </style:style>
    <style:style style:name="co5" style:family="table-column">
      <style:table-column-properties fo:break-before="auto" style:column-width="0.5429in"/>
    </style:style>
    <style:style style:name="co11" style:family="table-column">
      <style:table-column-properties fo:break-before="auto" style:column-width="2.961in"/>
    </style:style>
    <style:style style:name="co12" style:family="table-column">
      <style:table-column-properties fo:break-before="auto" style:column-width="2.139in"/>
    </style:style>
    <style:style style:name="co8" style:family="table-column">
      <style:table-column-properties fo:break-before="auto" style:column-width="2.4602in"/>
    </style:style>
    <style:style style:name="co9" style:family="table-column">
      <style:table-column-properties fo:break-before="auto" style:column-width="1.6508in"/>
    </style:style>
    <style:style style:name="co10" style:family="table-column">
      <style:table-column-properties fo:break-before="auto" style:column-width="1.26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7" style:family="table-cell" style:parent-style-name="Default" style:data-style-name="N81"/>
    <style:style style:name="ce2" style:family="table-cell" style:parent-style-name="Default" style:data-style-name="N81"/>
    <style:style style:name="ce8" style:family="table-cell" style:parent-style-name="Default" style:data-style-name="N122"/>
    <style:style style:name="ce9" style:family="table-cell" style:parent-style-name="Default" style:data-style-name="N123"/>
  </office:automatic-styles>
  <office:body>
    <office:spreadsheet>
      <table:calculation-settings table:automatic-find-labels="false" table:use-regular-expressions="false" table:use-wildcards="true"/>
      <table:table table:name="Χαρακτηρισμός της τροφοδοσίας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Ισοζύγια μάζας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Ροή μάζας κυτταρίνης (tn/y)</text:p>
          </table:table-cell>
          <table:table-cell table:formula="of:=[.B3]*[.B6]" office:value-type="float" office:value="74000" calcext:value-type="float">
            <text:p>74000</text:p>
          </table:table-cell>
        </table:table-row>
        <table:table-row table:style-name="ro1">
          <table:table-cell office:value-type="string" calcext:value-type="string">
            <text:p>Τροφοδοσία (tn/year)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string" calcext:value-type="string">
            <text:p>Ροή μάζας ημικυτταρίνης (tn/y)</text:p>
          </table:table-cell>
          <table:table-cell table:formula="of:=[.B3]*[.B9]" office:value-type="float" office:value="53000" calcext:value-type="float">
            <text:p>53000</text:p>
          </table:table-cell>
        </table:table-row>
        <table:table-row table:style-name="ro1">
          <table:table-cell office:value-type="string" calcext:value-type="string">
            <text:p>Σύσταση σε κυτταρίνη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koutsomitopoulou2014</text:p>
          </table:table-cell>
          <table:table-cell office:value-type="string" calcext:value-type="string">
            <text:p>Ροή μάζας λιγνίνης (tn/y)</text:p>
          </table:table-cell>
          <table:table-cell table:formula="of:=[.B3]*[.B12]" office:value-type="float" office:value="48400" calcext:value-type="float">
            <text:p>48400</text:p>
          </table:table-cell>
        </table:table-row>
        <table:table-row table:style-name="ro1">
          <table:table-cell/>
          <table:table-cell office:value-type="float" office:value="0.365" calcext:value-type="float">
            <text:p>0.365</text:p>
          </table:table-cell>
          <table:table-cell office:value-type="string" calcext:value-type="string">
            <text:p>Fernanez-bolanos1999</text:p>
          </table:table-cell>
          <table:table-cell table:number-columns-repeated="2"/>
        </table:table-row>
        <table:table-row table:style-name="ro1">
          <table:table-cell/>
          <table:table-cell table:formula="of:=AVERAGE([.B4:.B5])" office:value-type="float" office:value="0.37" calcext:value-type="float">
            <text:p>0.37</text:p>
          </table:table-cell>
          <table:table-cell office:value-type="string" calcext:value-type="string">
            <text:p>M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ύσταση σε ημικυτταρίνη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koutsomitopoulou2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string" calcext:value-type="string">
            <text:p>Fernanez-bolanos1999</text:p>
          </table:table-cell>
          <table:table-cell table:number-columns-repeated="2"/>
        </table:table-row>
        <table:table-row table:style-name="ro1">
          <table:table-cell/>
          <table:table-cell table:formula="of:=AVERAGE([.B7:.B8])" office:value-type="float" office:value="0.265" calcext:value-type="float">
            <text:p>0.265</text:p>
          </table:table-cell>
          <table:table-cell office:value-type="string" calcext:value-type="string">
            <text:p>M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ύσταση σε λιγνίνη</text:p>
          </table:table-cell>
          <table:table-cell office:value-type="float" office:value="0.215" calcext:value-type="float">
            <text:p>0.215</text:p>
          </table:table-cell>
          <table:table-cell office:value-type="string" calcext:value-type="string">
            <text:p>koutsomitopoulou2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office:value-type="string" calcext:value-type="string">
            <text:p>Fernanez-bolanos1999</text:p>
          </table:table-cell>
          <table:table-cell table:number-columns-repeated="2"/>
        </table:table-row>
        <table:table-row table:style-name="ro1">
          <table:table-cell/>
          <table:table-cell table:formula="of:=0.242" office:value-type="float" office:value="0.242" calcext:value-type="float">
            <text:p>0.242</text:p>
          </table:table-cell>
          <table:table-cell office:value-type="string" calcext:value-type="string">
            <text:p>M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ύσταση σε υγρασία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koutsomitopoulou2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Fernanez-bolanos19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88" calcext:value-type="float">
            <text:p>0.088</text:p>
          </table:table-cell>
          <table:table-cell office:value-type="string" calcext:value-type="string">
            <text:p>gonzalez2004</text:p>
          </table:table-cell>
          <table:table-cell table:number-columns-repeated="2"/>
        </table:table-row>
        <table:table-row table:style-name="ro1">
          <table:table-cell/>
          <table:table-cell table:formula="of:=0.09" office:value-type="float" office:value="0.09" calcext:value-type="float">
            <text:p>0.09</text:p>
          </table:table-cell>
          <table:table-cell office:value-type="string" calcext:value-type="string">
            <text:p>M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Τέφρα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gonzalez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ύνολο</text:p>
          </table:table-cell>
          <table:table-cell table:formula="of:=SUM([.B6];[.B9];[.B12];[.B16];[.B17])" office:value-type="float" office:value="0.99" calcext:value-type="float">
            <text:p>0.99</text:p>
          </table:table-cell>
          <table:table-cell office:value-type="string" calcext:value-type="string">
            <text:p>Το υπόλοιπο είναι trace ele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ύνολο + trace elements</text:p>
          </table:table-cell>
          <table:table-cell table:formula="of:=[.B18]+[.B39]" office:value-type="float" office:value="0.999181" calcext:value-type="float">
            <text:p>0.99918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Στοιχειακή ανάλυση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koutsomitopoulou2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65" calcext:value-type="float">
            <text:p>0.465</text:p>
          </table:table-cell>
          <table:table-cell office:value-type="string" calcext:value-type="string">
            <text:p>gonzalez2004</text:p>
          </table:table-cell>
          <table:table-cell table:number-columns-repeated="2"/>
        </table:table-row>
        <table:table-row table:style-name="ro1">
          <table:table-cell/>
          <table:table-cell table:formula="of:=AVERAGE([.B22:.B23])" office:value-type="float" office:value="0.4775" calcext:value-type="float">
            <text:p>0.4775</text:p>
          </table:table-cell>
          <table:table-cell office:value-type="string" calcext:value-type="string">
            <text:p>M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koutsomitopoulou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gonzalez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table:style-name="ce2" office:value-type="float" office:value="0.004" calcext:value-type="float">
            <text:p>4.00E-03</text:p>
          </table:table-cell>
          <table:table-cell office:value-type="string" calcext:value-type="string">
            <text:p>gonzalez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</text:p>
          </table:table-cell>
          <table:table-cell table:style-name="ce2" office:value-type="float" office:value="0.0034" calcext:value-type="float">
            <text:p>3.40E-03</text:p>
          </table:table-cell>
          <table:table-cell office:value-type="string" calcext:value-type="string">
            <text:p>gonzalez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 (mg/kg)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koutsomitopoulou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 (tn)</text:p>
          </table:table-cell>
          <table:table-cell table:formula="of:=([.B29]*[.B3]*1000)/10^9" office:value-type="float" office:value="247.2" calcext:value-type="float">
            <text:p>247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 (%)</text:p>
          </table:table-cell>
          <table:table-cell table:formula="of:=[.B30]/[.B3]" office:value-type="float" office:value="0.001236" calcext:value-type="float">
            <text:p>0.001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(mg/kg)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koutsomitopoulou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 (tn)</text:p>
          </table:table-cell>
          <table:table-cell table:formula="of:=([.B3]*[.B32]*1000)/10^9" office:value-type="float" office:value="92.6" calcext:value-type="float">
            <text:p>92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(%)</text:p>
          </table:table-cell>
          <table:table-cell table:formula="of:=[.B33]/[.B3]" office:value-type="float" office:value="0.000463" calcext:value-type="float">
            <text:p>0.0004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ther metals (mg/kg)</text:p>
          </table:table-cell>
          <table:table-cell table:formula="of:=4*AVERAGE(12; 29)" office:value-type="float" office:value="82" calcext:value-type="float">
            <text:p>82</text:p>
          </table:table-cell>
          <table:table-cell office:value-type="string" calcext:value-type="string">
            <text:p>koutsomitopoulou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metals (tn)</text:p>
          </table:table-cell>
          <table:table-cell table:formula="of:=([.B35]*[.B3]*1000)/10^9" office:value-type="float" office:value="16.4" calcext:value-type="float">
            <text:p>16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ther metals (%)</text:p>
          </table:table-cell>
          <table:table-cell table:formula="of:=[.B36]/[.B3]" office:value-type="float" office:value="0.000082" calcext:value-type="float">
            <text:p>0.000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4];[.B25:.B28];[.B31];[.B34];[.B37])" office:value-type="float" office:value="0.860681" calcext:value-type="float">
            <text:p>0.860681</text:p>
          </table:table-cell>
          <table:table-cell office:value-type="string" calcext:value-type="string">
            <text:p>η στοιχειακή ανάλυση είναι μάλλον ελιππή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ce Elements</text:p>
          </table:table-cell>
          <table:table-cell table:style-name="ce2" table:formula="of:=SUM([.B27:.B28];[.B31];[.B34];[.B37])" office:value-type="float" office:value="0.009181" calcext:value-type="float">
            <text:p>9.18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N, Cl, Fe, Al)</text:p>
          </table:table-cell>
          <table:table-cell table:number-columns-repeated="4"/>
        </table:table-row>
      </table:table>
      <table:table table:name="Steam explosion yields" table:style-name="ta1"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Απόδοση της έκρηξης ατμο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Συνθήκες</text:p>
          </table:table-cell>
          <table:table-cell office:value-type="string" calcext:value-type="string">
            <text:p>T = 232 C, t = 2 min</text:p>
          </table:table-cell>
          <table:table-cell office:value-type="string" calcext:value-type="string">
            <text:p>Ro = 4.22</text:p>
          </table:table-cell>
          <table:table-cell/>
        </table:table-row>
        <table:table-row table:style-name="ro1">
          <table:table-cell office:value-type="string" calcext:value-type="string">
            <text:p>Τροφοδοσί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Τροφοδοσία (tn/year)</text:p>
          </table:table-cell>
          <table:table-cell office:value-type="float" office:value="200000" calcext:value-type="float">
            <text:p>2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Ροή μάζας κυτταρίνης (tn/y)</text:p>
          </table:table-cell>
          <table:table-cell office:value-type="float" office:value="74000" calcext:value-type="float">
            <text:p>74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Ροή μάζας ημικυτταρίνης (tn/y)</text:p>
          </table:table-cell>
          <table:table-cell office:value-type="float" office:value="53000" calcext:value-type="float">
            <text:p>53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Ροή μάζας λιγνίνης (tn/y)</text:p>
          </table:table-cell>
          <table:table-cell office:value-type="float" office:value="48400" calcext:value-type="float">
            <text:p>48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Κυτταρίνη + Λιγνίνη στη βιομάζα</text:p>
          </table:table-cell>
          <table:table-cell table:formula="of:=[.B5]+[.B7]" office:value-type="float" office:value="122400" calcext:value-type="float">
            <text:p>122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Νερό στη βιομάζα (tn/y)</text:p>
          </table:table-cell>
          <table:table-cell table:formula="of:=0.09*[.B4]" office:value-type="float" office:value="18000" calcext:value-type="float">
            <text:p>180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Δεδομένα από Fernandez-bolanos2001</text:p>
          </table:table-cell>
          <table:table-cell office:value-type="string" calcext:value-type="string">
            <text:p>(%)</text:p>
          </table:table-cell>
          <table:table-cell office:value-type="string" calcext:value-type="string">
            <text:p>(tn/y)</text:p>
          </table:table-cell>
          <table:table-cell/>
        </table:table-row>
        <table:table-row table:style-name="ro1">
          <table:table-cell office:value-type="string" calcext:value-type="string">
            <text:p>Υδατοδιαλυτή φάση</text:p>
          </table:table-cell>
          <table:table-cell office:value-type="float" office:value="0.255" calcext:value-type="float">
            <text:p>0.255</text:p>
          </table:table-cell>
          <table:table-cell table:formula="of:=[.B12]*[.$B$4]" office:value-type="float" office:value="51000" calcext:value-type="float">
            <text:p>51000</text:p>
          </table:table-cell>
          <table:table-cell/>
        </table:table-row>
        <table:table-row table:style-name="ro1">
          <table:table-cell office:value-type="string" calcext:value-type="string">
            <text:p>Μη υδατοδιαλυτή φάση</text:p>
          </table:table-cell>
          <table:table-cell office:value-type="float" office:value="0.529" calcext:value-type="float">
            <text:p>0.529</text:p>
          </table:table-cell>
          <table:table-cell table:formula="of:=[.B13]*[.$B$4]" office:value-type="float" office:value="105800" calcext:value-type="float">
            <text:p>105800</text:p>
          </table:table-cell>
          <table:table-cell/>
        </table:table-row>
        <table:table-row table:style-name="ro1">
          <table:table-cell office:value-type="string" calcext:value-type="string">
            <text:p>Κυτταρινική φάση</text:p>
          </table:table-cell>
          <table:table-cell office:value-type="float" office:value="0.377" calcext:value-type="float">
            <text:p>0.377</text:p>
          </table:table-cell>
          <table:table-cell table:formula="of:=[.B14]*[.$B$4]" office:value-type="float" office:value="75400" calcext:value-type="float">
            <text:p>75400</text:p>
          </table:table-cell>
          <table:table-cell/>
        </table:table-row>
        <table:table-row table:style-name="ro1">
          <table:table-cell office:value-type="string" calcext:value-type="string">
            <text:p>Κλάσμα λιγνίνης</text:p>
          </table:table-cell>
          <table:table-cell table:formula="of:=[.B13]-[.B14]" office:value-type="float" office:value="0.152" calcext:value-type="float">
            <text:p>0.152</text:p>
          </table:table-cell>
          <table:table-cell table:formula="of:=[.B15]*[.$B$4]" office:value-type="float" office:value="30400" calcext:value-type="float">
            <text:p>30400</text:p>
          </table:table-cell>
          <table:table-cell table:formula="of:=SUM([.C15]+[.B36])" office:value-type="float" office:value="45314.32" calcext:value-type="float">
            <text:p>45314.32</text:p>
          </table:table-cell>
        </table:table-row>
        <table:table-row table:style-name="ro1">
          <table:table-cell office:value-type="string" calcext:value-type="string">
            <text:p>Ποσόστο ανάκτησης λιγνίνης</text:p>
          </table:table-cell>
          <table:table-cell table:formula="of:=[.C15]/[.B7]" office:value-type="float" office:value="0.628099173553719" calcext:value-type="float">
            <text:p>0.62809917355371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Σύσταση υδατοδιαλυτούς φάσης</text:p>
          </table:table-cell>
          <table:table-cell office:value-type="string" calcext:value-type="string">
            <text:p>(%)</text:p>
          </table:table-cell>
          <table:table-cell office:value-type="string" calcext:value-type="string">
            <text:p>(tn/y)</text:p>
          </table:table-cell>
          <table:table-cell/>
        </table:table-row>
        <table:table-row table:style-name="ro1">
          <table:table-cell office:value-type="string" calcext:value-type="string">
            <text:p>Ζάχαρες</text:p>
          </table:table-cell>
          <table:table-cell office:value-type="float" office:value="0.514" calcext:value-type="float">
            <text:p>0.514</text:p>
          </table:table-cell>
          <table:table-cell table:formula="of:=[.B19]*[.$C$12]" office:value-type="float" office:value="26214" calcext:value-type="float">
            <text:p>26214</text:p>
          </table:table-cell>
          <table:table-cell/>
        </table:table-row>
        <table:table-row table:style-name="ro1">
          <table:table-cell office:value-type="string" calcext:value-type="string">
            <text:p>Τέφρα</text:p>
          </table:table-cell>
          <table:table-cell office:value-type="float" office:value="0.0428" calcext:value-type="float">
            <text:p>0.0428</text:p>
          </table:table-cell>
          <table:table-cell table:formula="of:=[.B20]*[.$C$12]" office:value-type="float" office:value="2182.8" calcext:value-type="float">
            <text:p>2182.8</text:p>
          </table:table-cell>
          <table:table-cell/>
        </table:table-row>
        <table:table-row table:style-name="ro1">
          <table:table-cell office:value-type="string" calcext:value-type="string">
            <text:p>Φαινόλες</text:p>
          </table:table-cell>
          <table:table-cell office:value-type="float" office:value="0.0252" calcext:value-type="float">
            <text:p>0.0252</text:p>
          </table:table-cell>
          <table:table-cell table:formula="of:=[.B21]*[.$C$12]" office:value-type="float" office:value="1285.2" calcext:value-type="float">
            <text:p>1285.2</text:p>
          </table:table-cell>
          <table:table-cell/>
        </table:table-row>
        <table:table-row table:style-name="ro1">
          <table:table-cell office:value-type="string" calcext:value-type="string">
            <text:p>Ουρονικά οξέα</text:p>
          </table:table-cell>
          <table:table-cell office:value-type="float" office:value="0.0151" calcext:value-type="float">
            <text:p>0.0151</text:p>
          </table:table-cell>
          <table:table-cell table:formula="of:=[.B22]*[.$C$12]" office:value-type="float" office:value="770.1" calcext:value-type="float">
            <text:p>770.1</text:p>
          </table:table-cell>
          <table:table-cell/>
        </table:table-row>
        <table:table-row table:style-name="ro1">
          <table:table-cell office:value-type="string" calcext:value-type="string">
            <text:p>Άλλα</text:p>
          </table:table-cell>
          <table:table-cell table:formula="of:=1-[.B24]" office:value-type="float" office:value="0.4029" calcext:value-type="float">
            <text:p>0.4029</text:p>
          </table:table-cell>
          <table:table-cell table:formula="of:=[.B23]*[.$C$12]" office:value-type="float" office:value="20547.9" calcext:value-type="float">
            <text:p>20547.9</text:p>
          </table:table-cell>
          <table:table-cell/>
        </table:table-row>
        <table:table-row table:style-name="ro1">
          <table:table-cell office:value-type="string" calcext:value-type="string">
            <text:p>Όλα εκτός από τις φαινόλες προέρχονται</text:p>
          </table:table-cell>
          <table:table-cell table:formula="of:=SUM([.B19:.B22])" office:value-type="float" office:value="0.5971" calcext:value-type="float">
            <text:p>0.5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από την ημικυτταρίνη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Ποσοστό ανάκτησης ημικυτταρίνης</text:p>
          </table:table-cell>
          <table:table-cell table:formula="of:=([.C12]-[.C21])/[.B6]" office:value-type="float" office:value="0.938015094339623" calcext:value-type="float">
            <text:p>0.93801509433962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Κυτταρινική φάση</text:p>
          </table:table-cell>
          <table:table-cell office:value-type="string" calcext:value-type="string">
            <text:p>(tn/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υνολική βιομάζα που ανακτήθηκε</text:p>
          </table:table-cell>
          <table:table-cell table:formula="of:=SUM([.C12:.C13])" office:value-type="float" office:value="156800" calcext:value-type="float">
            <text:p>156800</text:p>
          </table:table-cell>
          <table:table-cell table:formula="of:=[.B4]-[.B29]" office:value-type="float" office:value="43200" calcext:value-type="float">
            <text:p>43200</text:p>
          </table:table-cell>
          <table:table-cell/>
        </table:table-row>
        <table:table-row table:style-name="ro1">
          <table:table-cell office:value-type="string" calcext:value-type="string">
            <text:p>Βιομάζα που καταστράφηκε</text:p>
          </table:table-cell>
          <table:table-cell table:formula="of:=[.B4]-[.B29]" office:value-type="float" office:value="43200" calcext:value-type="float">
            <text:p>43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Ημικυτταρίνη που δύναται να καταστράφηκε</text:p>
          </table:table-cell>
          <table:table-cell table:formula="of:=[.B6]-([.C12]-[.C21])" office:value-type="float" office:value="3285.2" calcext:value-type="float">
            <text:p>328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Κυτταρίνη + Λιγνίνη που καταστράφηκαν</text:p>
          </table:table-cell>
          <table:table-cell table:formula="of:=[.B8]-([.C13]+[.C21])" office:value-type="float" office:value="15314.8" calcext:value-type="float">
            <text:p>1531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Λιγνίνη που διασπάστηκε</text:p>
          </table:table-cell>
          <table:table-cell table:formula="of:=[.B7]*0.0372" office:value-type="float" office:value="1800.48" calcext:value-type="float">
            <text:p>1800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Κυτταρίνη που διασπάστηκε</text:p>
          </table:table-cell>
          <table:table-cell table:formula="of:=[.B32]-[.B33]" office:value-type="float" office:value="13514.32" calcext:value-type="float">
            <text:p>13514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Κυτταρίνη στην στερεή φάση</text:p>
          </table:table-cell>
          <table:table-cell table:formula="of:=[.B5]-[.B34]" office:value-type="float" office:value="60485.68" calcext:value-type="float">
            <text:p>60485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Λιγνίνη στην στερεή φάση</text:p>
          </table:table-cell>
          <table:table-cell table:formula="of:=[.B7]-([.C15]+[.C21]+[.B33])" office:value-type="float" office:value="14914.32" calcext:value-type="float">
            <text:p>14914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ύνολο στερεής φάσης</text:p>
          </table:table-cell>
          <table:table-cell table:formula="of:=[.B35]+[.B36]" office:value-type="float" office:value="75400" calcext:value-type="float">
            <text:p>75400</text:p>
          </table:table-cell>
          <table:table-cell office:value-type="string" calcext:value-type="string">
            <text:p>Επαλήθευση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%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Ανάκτηση κυτταρίνης</text:p>
          </table:table-cell>
          <table:table-cell table:formula="of:=[.B35]/[.B5]" office:value-type="float" office:value="0.817374054054054" calcext:value-type="float">
            <text:p>0.817374054054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Ποσοστό λιγνίνης στην κυτταρινική φάση</text:p>
          </table:table-cell>
          <table:table-cell table:formula="of:=[.B36]/[.B37]" office:value-type="float" office:value="0.197802652519894" calcext:value-type="float">
            <text:p>0.1978026525198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Γλυκόζη από υδρόλυση (% dry substrate)</text:p>
          </table:table-cell>
          <table:table-cell office:value-type="float" office:value="0.309" calcext:value-type="float">
            <text:p>0.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Γλυκόζη από υδρόλυση (tn/y)</text:p>
          </table:table-cell>
          <table:table-cell table:formula="of:=[.C13]*[.B41]" office:value-type="float" office:value="32692.2" calcext:value-type="float">
            <text:p>32692.2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Σύσταση ημικυτταρινικών σακχάρων</text:p>
          </table:table-cell>
          <table:table-cell office:value-type="string" calcext:value-type="string">
            <text:p>(% της υδατοδιαλυτούς φάσης)</text:p>
          </table:table-cell>
          <table:table-cell office:value-type="string" calcext:value-type="string">
            <text:p>(tn/y)</text:p>
          </table:table-cell>
          <table:table-cell/>
        </table:table-row>
        <table:table-row table:style-name="ro1">
          <table:table-cell office:value-type="string" calcext:value-type="string">
            <text:p>Ξυλόζη</text:p>
          </table:table-cell>
          <table:table-cell office:value-type="float" office:value="0.457" calcext:value-type="float">
            <text:p>0.457</text:p>
          </table:table-cell>
          <table:table-cell table:formula="of:=[.B46]*[.$C$12]" office:value-type="float" office:value="23307" calcext:value-type="float">
            <text:p>23307</text:p>
          </table:table-cell>
          <table:table-cell/>
        </table:table-row>
        <table:table-row table:style-name="ro1">
          <table:table-cell office:value-type="string" calcext:value-type="string">
            <text:p>Αραβινόζη</text:p>
          </table:table-cell>
          <table:table-cell office:value-type="float" office:value="0.0222" calcext:value-type="float">
            <text:p>0.0222</text:p>
          </table:table-cell>
          <table:table-cell table:formula="of:=[.B47]*[.$C$12]" office:value-type="float" office:value="1132.2" calcext:value-type="float">
            <text:p>1132.2</text:p>
          </table:table-cell>
          <table:table-cell/>
        </table:table-row>
        <table:table-row table:style-name="ro1">
          <table:table-cell office:value-type="string" calcext:value-type="string">
            <text:p>Μανόζη</text:p>
          </table:table-cell>
          <table:table-cell table:style-name="ce2" office:value-type="float" office:value="0.009" calcext:value-type="float">
            <text:p>9.00E-03</text:p>
          </table:table-cell>
          <table:table-cell table:formula="of:=[.B48]*[.$C$12]" office:value-type="float" office:value="459" calcext:value-type="float">
            <text:p>459</text:p>
          </table:table-cell>
          <table:table-cell/>
        </table:table-row>
        <table:table-row table:style-name="ro1">
          <table:table-cell office:value-type="string" calcext:value-type="string">
            <text:p>Γαλακτόζη</text:p>
          </table:table-cell>
          <table:table-cell office:value-type="float" office:value="0.0118" calcext:value-type="float">
            <text:p>0.0118</text:p>
          </table:table-cell>
          <table:table-cell table:formula="of:=[.B49]*[.$C$12]" office:value-type="float" office:value="601.8" calcext:value-type="float">
            <text:p>601.8</text:p>
          </table:table-cell>
          <table:table-cell/>
        </table:table-row>
        <table:table-row table:style-name="ro1">
          <table:table-cell office:value-type="string" calcext:value-type="string">
            <text:p>Γλυκόζη</text:p>
          </table:table-cell>
          <table:table-cell office:value-type="float" office:value="0.0136" calcext:value-type="float">
            <text:p>0.0136</text:p>
          </table:table-cell>
          <table:table-cell table:formula="of:=[.B50]*[.$C$12]" office:value-type="float" office:value="693.6" calcext:value-type="float">
            <text:p>693.6</text:p>
          </table:table-cell>
          <table:table-cell/>
        </table:table-row>
        <table:table-row table:style-name="ro1">
          <table:table-cell table:number-columns-repeated="2"/>
          <table:table-cell table:formula="of:=SUM([.C47:.C50])" office:value-type="float" office:value="2886.6" calcext:value-type="float">
            <text:p>2886.6</text:p>
          </table:table-cell>
          <table:table-cell/>
        </table:table-row>
        <table:table-row table:style-name="ro1">
          <table:table-cell table:formula="of:=60485.7+45314.4+2182.8+23307+2886.6+1285.2+20547.9+43990.4" office:value-type="float" office:value="200000" calcext:value-type="float">
            <text:p>200000</text:p>
          </table:table-cell>
          <table:table-cell table:formula="of:=[.B4]-[.A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[.C29]+[.B52]" office:value-type="float" office:value="43200" calcext:value-type="float">
            <text:p>43200</text:p>
          </table:table-cell>
          <table:table-cell table:number-columns-repeated="2"/>
        </table:table-row>
      </table:table>
      <table:table table:name="Bioreactor mass balance" table:style-name="ta1"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Ισοζύγιο μάζας στο βιοαντιδραστήρα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Τροφοδοσί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Κυτταρίνη (tn/y)</text:p>
          </table:table-cell>
          <table:table-cell office:value-type="float" office:value="60485.68" calcext:value-type="float">
            <text:p>60485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Γλυκόζη (tn/y)</text:p>
          </table:table-cell>
          <table:table-cell office:value-type="float" office:value="32692.2" calcext:value-type="float">
            <text:p>3269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ε κάθε bat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Γλυκόζη (g/l)</text:p>
          </table:table-cell>
          <table:table-cell office:value-type="float" office:value="230.44" calcext:value-type="float">
            <text:p>230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Ουρία (g/l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n Steep liquor (g/l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Ουρί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(g/mol)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trogen content (g/mol)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trogen content (% mass)</text:p>
          </table:table-cell>
          <table:table-cell table:formula="of:=[.B13]/[.B12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Ουρία στο τέλος της αντίδρασης (g/l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Άζωτο στο τέλος της αντίδρασης (g/l)</text:p>
          </table:table-cell>
          <table:table-cell table:formula="of:=[.B15]*[.B14]" office:value-type="float" office:value="0.233333333333333" calcext:value-type="float">
            <text:p>0.23333333333333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S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trogen content (%)</text:p>
          </table:table-cell>
          <table:table-cell office:value-type="float" office:value="0.0394" calcext:value-type="float">
            <text:p>0.03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L στο τέλος της αντίδρασης (g/l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Άζωτο στο τέλος της αντίδρασης (g/l)</text:p>
          </table:table-cell>
          <table:table-cell table:formula="of:=[.B20]*[.B19]" office:value-type="float" office:value="0.0788" calcext:value-type="float">
            <text:p>0.078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Άζωτο του πυρηνόξυλου (tn)</text:p>
          </table:table-cell>
          <table:table-cell table:formula="of:=0.004*[.B4]" office:value-type="float" office:value="241.94272" calcext:value-type="float">
            <text:p>241.9427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Συνολικό άζωτο (g/l)</text:p>
          </table:table-cell>
          <table:table-cell table:formula="of:=[.B21]+[.B16]" office:value-type="float" office:value="0.312133333333333" calcext:value-type="float">
            <text:p>0.3121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Όγκο αντιδραστήρα (m^3)</text:p>
          </table:table-cell>
          <table:table-cell office:value-type="float" office:value="1301.5" calcext:value-type="float">
            <text:p>130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ches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υνολικό άζωτο (tn/y)</text:p>
          </table:table-cell>
          <table:table-cell table:formula="of:=[.B25]*[.B26]*[.B27]/1000 + [.B23]" office:value-type="float" office:value="286.223047133333" calcext:value-type="float">
            <text:p>286.22304713333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(tn/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Συνολικό κλάσμα λιγνίνης</text:p>
          </table:table-cell>
          <table:table-cell office:value-type="float" office:value="30400" calcext:value-type="float">
            <text:p>30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Λιγνίνη που μένει για καύση</text:p>
          </table:table-cell>
          <table:table-cell table:formula="of:=FLOOR([.B31]-[.B28])" office:value-type="float" office:value="30113" calcext:value-type="float">
            <text:p>30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Θερμογόνος δύναμη λιγνίνης (MJ/kg)</text:p>
          </table:table-cell>
          <table:table-cell office:value-type="float" office:value="23.5" calcext:value-type="float">
            <text:p>2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Θερμική ενέργεια καύσης (TJ/y)</text:p>
          </table:table-cell>
          <table:table-cell table:formula="of:=[.B32]*[.B33]/1000" office:value-type="float" office:value="707.6555" calcext:value-type="float">
            <text:p>707.6555</text:p>
          </table:table-cell>
          <table:table-cell table:number-columns-repeated="2"/>
        </table:table-row>
      </table:table>
      <table:table table:name="Sheet4" table:style-name="ta1">
        <table:table-column table:style-name="co2" table:number-columns-repeated="10" table:default-cell-style-name="Default"/>
        <table:table-column table:style-name="co2" table:default-cell-style-name="ce9"/>
        <table:table-row table:style-name="ro1">
          <table:table-cell office:value-type="string" calcext:value-type="string">
            <text:p>Total</text:p>
          </table:table-cell>
          <table:table-cell office:value-type="float" office:value="200000" calcext:value-type="float">
            <text:p>2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ellul</text:p>
          </table:table-cell>
          <table:table-cell office:value-type="float" office:value="60485.7" calcext:value-type="float">
            <text:p>60485.7</text:p>
          </table:table-cell>
          <table:table-cell table:style-name="ce8" table:formula="of:=[.B2]/[.$B$1]" office:value-type="float" office:value="0.3024285" calcext:value-type="float">
            <text:p>0.30242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gnin</text:p>
          </table:table-cell>
          <table:table-cell office:value-type="float" office:value="45314.3" calcext:value-type="float">
            <text:p>45314.3</text:p>
          </table:table-cell>
          <table:table-cell table:style-name="ce8" table:formula="of:=[.B3]/[.$B$1]" office:value-type="float" office:value="0.2265715" calcext:value-type="float">
            <text:p>0.22657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h</text:p>
          </table:table-cell>
          <table:table-cell office:value-type="float" office:value="2182.8" calcext:value-type="float">
            <text:p>2182.8</text:p>
          </table:table-cell>
          <table:table-cell table:style-name="ce8" table:formula="of:=[.B4]/[.$B$1]" office:value-type="float" office:value="0.010914" calcext:value-type="float">
            <text:p>0.01091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yl</text:p>
          </table:table-cell>
          <table:table-cell office:value-type="float" office:value="23307" calcext:value-type="float">
            <text:p>23307</text:p>
          </table:table-cell>
          <table:table-cell table:style-name="ce8" table:formula="of:=[.B5]/[.$B$1]" office:value-type="float" office:value="0.116535" calcext:value-type="float">
            <text:p>0.11653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abi</text:p>
          </table:table-cell>
          <table:table-cell office:value-type="float" office:value="2886.6" calcext:value-type="float">
            <text:p>2886.6</text:p>
          </table:table-cell>
          <table:table-cell table:style-name="ce8" table:formula="of:=[.B6]/[.$B$1]" office:value-type="float" office:value="0.014433" calcext:value-type="float">
            <text:p>0.01443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eno</text:p>
          </table:table-cell>
          <table:table-cell office:value-type="float" office:value="1285.2" calcext:value-type="float">
            <text:p>1285.2</text:p>
          </table:table-cell>
          <table:table-cell table:style-name="ce8" table:formula="of:=[.B7]/[.$B$1]" office:value-type="float" office:value="0.006426" calcext:value-type="float">
            <text:p>0.00642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ter</text:p>
          </table:table-cell>
          <table:table-cell table:formula="of:=20547.9+18000" office:value-type="float" office:value="38547.9" calcext:value-type="float">
            <text:p>38547.9</text:p>
          </table:table-cell>
          <table:table-cell table:style-name="ce8" table:formula="of:=[.B8]/[.$B$1]" office:value-type="float" office:value="0.1927395" calcext:value-type="float">
            <text:p>0.19273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2</text:p>
          </table:table-cell>
          <table:table-cell table:formula="of:=43990.5-18000" office:value-type="float" office:value="25990.5" calcext:value-type="float">
            <text:p>25990.5</text:p>
          </table:table-cell>
          <table:table-cell table:style-name="ce8" table:formula="of:=[.B9]/[.$B$1]" office:value-type="float" office:value="0.1299525" calcext:value-type="float">
            <text:p>0.12995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SUM([.C2:.C9])" office:value-type="float" office:value="1" calcext:value-type="float">
            <text:p>1</text:p>
          </table:table-cell>
          <table:table-cell table:number-columns-repeated="8"/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3T13:42:33.711386869</meta:creation-date>
    <dc:date>2022-11-27T17:59:34.658340056</dc:date>
    <meta:editing-duration>PT9H18M24S</meta:editing-duration>
    <meta:editing-cycles>8</meta:editing-cycles>
    <meta:generator>LibreOffice/7.4.3.2$Linux_X86_64 LibreOffice_project/40$Build-2</meta:generator>
    <meta:document-statistic meta:table-count="4" meta:cell-count="282" meta:object-count="0"/>
  </office:meta>
</office:document-meta>
</file>